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283cm" style:rel-column-width="10922*"/>
    </style:style>
    <style:style style:name="Tableau2.E" style:family="table-column">
      <style:table-column-properties style:column-width="4.283cm" style:rel-column-width="10923*"/>
    </style:style>
    <style:style style:name="Tableau2.F" style:family="table-column">
      <style:table-column-properties style:column-width="4.284cm" style:rel-column-width="10924*"/>
    </style:style>
    <style:style style:name="Tableau2.1" style:family="table-row">
      <style:table-row-properties style:min-row-height="3cm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style:min-row-height="2.611cm"/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style:min-row-height="2.099cm"/>
    </style:style>
    <style:style style:name="Tableau2.5" style:family="table-row">
      <style:table-row-properties style:min-row-height="4.001cm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rsid="001e3e6e" officeooo:paragraph-rsid="001e3e6e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c81eb" officeooo:paragraph-rsid="001e3e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3e6e" officeooo:paragraph-rsid="001e3e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1e3e6e" officeooo:paragraph-rsid="001e3e6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3e6e" officeooo:paragraph-rsid="001e3e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3e6e" officeooo:paragraph-rsid="0029ad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c81eb" officeooo:paragraph-rsid="001e3e6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e3e6e" officeooo:paragraph-rsid="001e3e6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e3e6e" officeooo:paragraph-rsid="0029ad6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fb5f" officeooo:paragraph-rsid="001efb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3e6e" officeooo:paragraph-rsid="0029ad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size="10pt" officeooo:paragraph-rsid="0024ea7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paragraph-rsid="00266b9b" style:font-size-asian="10pt" style:font-size-complex="10pt"/>
    </style:style>
    <style:style style:name="T1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fb5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4ea7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7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66b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efb5f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4ea71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ff763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66b9b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officeooo:rsid="001ff763"/>
    </style:style>
    <style:style style:name="T10" style:family="text">
      <style:text-properties officeooo:rsid="0024ea71"/>
    </style:style>
    <style:style style:name="T11" style:family="text">
      <style:text-properties officeooo:rsid="001efb5f"/>
    </style:style>
    <style:style style:name="T12" style:family="text">
      <style:text-properties officeooo:rsid="00266b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 CANEVAS DU PROJET</text:p>
      <text:p text:style-name="P2"/>
      <table:table table:name="Tableau2" table:style-name="Tableau2">
        <table:table-column table:style-name="Tableau2.A" table:number-columns-repeated="4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8">BUT</text:p>
            <text:p text:style-name="P3"/>
            <text:p text:style-name="P11">{d.goal:c<text:span text:style-name="T9">onvCRLF()</text:span>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table:number-rows-spanned="2" office:value-type="string">
            <text:p text:style-name="P9">BUDGET</text:p>
            <text:p text:style-name="P4"/>
            <text:p text:style-name="P13"><text:span text:style-name="T5">{d.b</text:span><text:span text:style-name="T6">udget</text:span><text:span text:style-name="T5">:c</text:span><text:span text:style-name="T7">onvCRLF()</text:span><text:span text:style-name="T5">}</text:span></text:p>
            <text:p text:style-name="P4"/>
          </table:table-cell>
          <table:table-cell table:style-name="Tableau2.A2" table:number-rows-spanned="2" office:value-type="string">
            <text:p text:style-name="P9">EQUIPE</text:p>
            <text:p text:style-name="P4"/>
            <text:p text:style-name="P13"><text:span text:style-name="T5">{d.t</text:span><text:span text:style-name="T6">eam</text:span><text:span text:style-name="T5">:c</text:span><text:span text:style-name="T7">onvCRLF()</text:span><text:span text:style-name="T5">}</text:span></text:p>
          </table:table-cell>
          <table:table-cell table:style-name="Tableau2.A2" table:number-rows-spanned="2" office:value-type="string">
            <text:p text:style-name="P9">CONDITIONS</text:p>
            <text:p text:style-name="P4"/>
            <text:p text:style-name="P13"><text:span text:style-name="T5">{d.r</text:span><text:span text:style-name="T6">equirements</text:span><text:span text:style-name="T5">:c</text:span><text:span text:style-name="T7">onvCRLF()</text:span><text:span text:style-name="T5">}</text:span></text:p>
          </table:table-cell>
          <table:table-cell table:style-name="Tableau2.A2" table:number-rows-spanned="3" office:value-type="string">
            <text:p text:style-name="P9">JALONS</text:p>
            <text:p text:style-name="P4"><text:s/></text:p>
            <text:p text:style-name="P13"><text:span text:style-name="T5">{d.m</text:span><text:span text:style-name="T6">ilestones</text:span><text:span text:style-name="T5">:c</text:span><text:span text:style-name="T7">onvCRLF()</text:span><text:span text:style-name="T5">}</text:span></text:p>
          </table:table-cell>
          <table:table-cell table:style-name="Tableau2.E2" table:number-columns-spanned="2" office:value-type="string">
            <text:p text:style-name="P9">QUALITE</text:p>
            <text:p text:style-name="P4"/>
            <text:p text:style-name="P14"><text:span text:style-name="T5">{d.q</text:span><text:span text:style-name="T8">uality</text:span><text:span text:style-name="T5">:convCRLF()}</text:span></text:p>
            <text:p text:style-name="P4"/>
          </table:table-cell>
          <table:covered-table-cell/>
        </table:table-row>
        <table:table-row table:style-name="Tableau2.3">
          <table:covered-table-cell/>
          <table:covered-table-cell/>
          <table:covered-table-cell/>
          <table:covered-table-cell/>
          <table:table-cell table:style-name="Tableau2.A2" table:number-rows-spanned="2" office:value-type="string">
            <text:p text:style-name="P10">RESULTAT</text:p>
            <text:p text:style-name="P7"/>
            <text:p text:style-name="P12"><text:span text:style-name="T11">{d.outcome:convCRLF()}</text:span></text:p>
          </table:table-cell>
          <table:table-cell table:style-name="Tableau2.E2" table:number-rows-spanned="2" office:value-type="string">
            <text:p text:style-name="P9">CLIENT</text:p>
            <text:p text:style-name="P4"/>
            <text:p text:style-name="P14"><text:span text:style-name="T5">{d.c</text:span><text:span text:style-name="T8">ustomers</text:span><text:span text:style-name="T5">:convCRLF()}</text:span></text:p>
          </table:table-cell>
        </table:table-row>
        <table:table-row table:style-name="Tableau2.1">
          <table:table-cell table:style-name="Tableau2.A2" table:number-columns-spanned="2" office:value-type="string">
            <text:p text:style-name="P9">RESSOURCES</text:p>
            <text:p text:style-name="P4"/>
            <text:p text:style-name="P14"><text:span text:style-name="T5">{d.r</text:span><text:span text:style-name="T8">esources</text:span><text:span text:style-name="T5">:convCRLF()}</text:span></text:p>
          </table:table-cell>
          <table:covered-table-cell/>
          <table:table-cell table:style-name="Tableau2.A2" office:value-type="string">
            <text:p text:style-name="P9">RISQUES &amp; OPPORTUNITES</text:p>
            <text:p text:style-name="P4"/>
            <text:p text:style-name="P14"><text:span text:style-name="T5">{d.r</text:span><text:span text:style-name="T8">isks</text:span><text:span text:style-name="T5">:convCRLF()}</text:span></text:p>
            <text:p text:style-name="P4"/>
          </table:table-cell>
          <table:covered-table-cell/>
          <table:covered-table-cell/>
          <table:covered-table-cell/>
        </table:table-row>
        <table:table-row table:style-name="Tableau2.5">
          <table:table-cell table:style-name="Tableau2.E2" table:number-columns-spanned="6" office:value-type="string">
            <text:p text:style-name="P9">CALENDRIER</text:p>
            <text:p text:style-name="P4"/>
            <text:p text:style-name="P14"><text:span text:style-name="T5">{d.p</text:span><text:span text:style-name="T8">lanning</text:span><text:span text:style-name="T5">:convCRLF()}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3T15:51:58.166916684</meta:creation-date>
    <dc:date>2019-11-23T17:07:50.347528890</dc:date>
    <meta:editing-duration>PT33M23S</meta:editing-duration>
    <meta:editing-cycles>12</meta:editing-cycles>
    <meta:generator>LibreOffice/6.3.0.4$MacOSX_X86_64 LibreOffice_project/057fc023c990d676a43019934386b85b21a9ee99</meta:generator>
    <meta:document-statistic meta:table-count="1" meta:image-count="0" meta:object-count="0" meta:page-count="1" meta:paragraph-count="24" meta:word-count="28" meta:character-count="361" meta:non-whitespace-character-count="355"/>
  </office:meta>
</office:document-meta>
</file>